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291in" fo:border-left="none" fo:border-right="none" fo:border-top="none" fo:border-bottom="0.0138in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0.9217in" fo:margin-right="0in" fo:text-indent="0in" style:auto-text-indent="false"/>
    </style:style>
    <style:style style:name="P10" style:family="paragraph" style:parent-style-name="List">
      <style:paragraph-properties fo:margin-left="1.1807in" fo:margin-right="0in" fo:text-indent="-0.2575in" style:auto-text-indent="false">
        <style:tab-stops>
          <style:tab-stop style:position="0.2618in"/>
        </style:tab-stops>
      </style:paragraph-properties>
    </style:style>
    <style:style style:name="P11" style:family="paragraph" style:parent-style-name="List">
      <style:paragraph-properties fo:margin-top="0in" fo:margin-bottom="0.0835in" fo:background-color="transparent">
        <style:background-image/>
      </style:paragraph-properties>
    </style:style>
    <style:style style:name="P12" style:family="paragraph" style:parent-style-name="Contents_20_1">
      <style:paragraph-properties>
        <style:tab-stops>
          <style:tab-stop style:position="0in"/>
          <style:tab-stop style:position="1.1811in"/>
        </style:tab-stops>
      </style:paragraph-properties>
    </style:style>
    <style:style style:name="P13" style:family="paragraph" style:parent-style-name="Contents_20_2">
      <style:paragraph-properties>
        <style:tab-stops>
          <style:tab-stop style:position="0in"/>
        </style:tab-stops>
      </style:paragraph-properties>
    </style:style>
    <style:style style:name="P14" style:family="paragraph" style:parent-style-name="Heading_20_TOC" style:master-page-name="Index">
      <style:paragraph-properties style:page-number="1"/>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Standard" style:master-page-name="Index">
      <style:paragraph-properties style:page-number="auto"/>
    </style:style>
    <style:style style:name="P18"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0.439in" svg:y="0.1453in" svg:width="3.0118in" svg:height="1.6492in" draw:z-index="0"><draw:image xlink:href="../sogo.png" xlink:type="simple" xlink:show="embed" xlink:actuate="onLoad"/></draw:frame></text:p>
      <text:p text:style-name="P3"/>
      <text:p text:style-name="P3"/>
      <text:p text:style-name="P3"/>
      <text:p text:style-name="P3"/>
      <text:p text:style-name="P5"/>
      <text:p text:style-name="P7">version 1.3.6</text:p>
      <text:p text:style-name="P6">Mobile Devices Configuration Guide</text:p>
      <text:p text:style-name="P3"/>
      <text:p text:style-name="P17">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6 – February 2011</text:p>
      <text:p text:style-name="Standard"/>
      <text:p text:style-name="Standard"/>
      <text:p text:style-name="P4"><draw:frame draw:style-name="fr2" draw:name="graphics3" text:anchor-type="as-char" svg:y="0in" svg:width="3.4701in" svg:height="0.7409in" draw:z-index="1"><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6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8"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1 Inverse inc.<text:tab/><text:chapter text:display="name" text:outline-level="1">Introduction</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86</meta:editing-cycles>
    <meta:editing-duration>PT04H39M29S</meta:editing-duration>
    <dc:date>2011-02-03T14:12:19</dc:date>
    <dc:creator>Francis Lachapelle</dc:creator>
    <meta:document-statistic meta:table-count="0" meta:image-count="2" meta:object-count="0" meta:page-count="14" meta:paragraph-count="154" meta:word-count="2000" meta:character-count="12714"/>
    <meta:user-defined meta:name="Info 1"/>
    <meta:user-defined meta:name="Info 2"/>
    <meta:user-defined meta:name="Info 3"/>
    <meta:user-defined meta:name="Info 4"/>
  </office:meta>
</office:document-meta>
</file>